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872" officeooo:paragraph-rsid="000b1872"/>
    </style:style>
    <style:style style:name="P2" style:family="paragraph" style:parent-style-name="Standard">
      <style:text-properties officeooo:rsid="000ce7fa" officeooo:paragraph-rsid="000ce7fa"/>
    </style:style>
    <style:style style:name="P3" style:family="paragraph" style:parent-style-name="Standard">
      <style:text-properties officeooo:rsid="000cf8c8" officeooo:paragraph-rsid="000cf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t-get install libapache2-mod-php7.0 php7.0-mbstring php7.0-curl php7.0-zip php7.0-gd php7.0-mysql php7.0-mcrypt</text:p>
      <text:p text:style-name="P1"/>
      <text:p text:style-name="P1">apt-get install php-xml</text:p>
      <text:p text:style-name="P1"/>
      <text:p text:style-name="P1">wget <text:a xlink:type="simple" xlink:href="https://download.nextcloud.com/server/releases/nextcloud-13.0.4.zip" text:style-name="Internet_20_link" text:visited-style-name="Visited_20_Internet_20_Link">https://download.nextcloud.com/server/releases/nextcloud-13.0.4.zip</text:a></text:p>
      <text:p text:style-name="P1"/>
      <text:p text:style-name="P1">unzip <text:a xlink:type="simple" xlink:href="https://download.nextcloud.com/server/releases/nextcloud-13.0.4.zip" text:style-name="Internet_20_link" text:visited-style-name="Visited_20_Internet_20_Link">nextcloud-13.0.4.zip</text:a></text:p>
      <text:p text:style-name="P1">mv nextcloud /var/www/html</text:p>
      <text:p text:style-name="P1">chown -R www-data:www-data /var/www/html/nextcloud</text:p>
      <text:p text:style-name="P1"/>
      <text:p text:style-name="P1">mysql_secure_installation</text:p>
      <text:p text:style-name="P1"/>
      <text:p text:style-name="P1">CREATE DATABASE nextcloud;</text:p>
      <text:p text:style-name="P1">GRANT ALL PRIVILEGES ON nextcloud.* TO ‘nextcloud’@’localhost’ IDENTIFIED BY ‘LCPS’;</text:p>
      <text:p text:style-name="P1">FLUSH PRIVILEGES;</text:p>
      <text:p text:style-name="P2">exit;</text:p>
      <text:p text:style-name="P2"/>
      <text:p text:style-name="P2">nano /etc/mysql/my.cnf</text:p>
      <text:p text:style-name="P2"/>
      <text:p text:style-name="P2">log-bin<text:tab/><text:tab/><text:tab/>= /var/log/mysql/mariadb-bin</text:p>
      <text:p text:style-name="P2">login-bin-index<text:tab/>= /var/log/mysql/mariable-bin.index</text:p>
      <text:p text:style-name="P2">binlog_format<text:tab/><text:tab/>= mixed</text:p>
      <text:p text:style-name="P2"/>
      <text:p text:style-name="P2"/>
      <text:p text:style-name="P2">sudo a2enmod rewrite</text:p>
      <text:p text:style-name="P2">touch /etc/apache2/sites-available/nextcloud.conf</text:p>
      <text:p text:style-name="P2">in -s /etc/apache2/sites-available/nextcloud.conf /etc/apache2/sites-enabled/nextcloud.conf</text:p>
      <text:p text:style-name="P2">nano /etc/apache2/sites-available/nextcloud.conf</text:p>
      <text:p text:style-name="P2"/>
      <text:p text:style-name="P2">&lt;VirtualHost *:80&gt;</text:p>
      <text:p text:style-name="P2">ServerAdmin <text:a xlink:type="simple" xlink:href="mailto:admin@ubuntu" text:style-name="Internet_20_link" text:visited-style-name="Visited_20_Internet_20_Link">admin@ubuntu</text:a></text:p>
      <text:p text:style-name="P2">DocumentRoot “/var/www/html/nextcloud”</text:p>
      <text:p text:style-name="P2">ServerName 192.168.0.53</text:p>
      <text:p text:style-name="P2">ServerAlias ubuntu</text:p>
      <text:p text:style-name="P2">&lt;Directory “/var/www/html/nextcloud/”&gt;</text:p>
      <text:p text:style-name="P2">Options FollowSymLinks</text:p>
      <text:p text:style-name="P2">AllowOverride All</text:p>
      <text:p text:style-name="P2">Order allow,deny</text:p>
      <text:p text:style-name="P2">allow from all</text:p>
      <text:p text:style-name="P2">&lt;/Directory&gt;</text:p>
      <text:p text:style-name="P2">ErrorLog /var/log/apache2/your-domain.com-error_log</text:p>
      <text:p text:style-name="P2">CustomLog /var/log/apache2/your-domain.com-access_log common</text:p>
      <text:p text:style-name="P2">&lt;/VirtualHost&gt;</text:p>
      <text:p text:style-name="P2"/>
      <text:p text:style-name="P3">systemctl restart apache2.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6:33:18.186184970</meta:creation-date>
    <dc:date>2018-08-14T16:58:34.970298458</dc:date>
    <meta:editing-duration>PT4M16S</meta:editing-duration>
    <meta:editing-cycles>1</meta:editing-cycles>
    <meta:document-statistic meta:table-count="0" meta:image-count="0" meta:object-count="0" meta:page-count="1" meta:paragraph-count="34" meta:word-count="93" meta:character-count="1206" meta:non-whitespace-character-count="1144"/>
    <meta:generator>LibreOffice/5.1.6.2$Linux_X86_64 LibreOffice_project/10m0$Build-2</meta:generator>
  </office:meta>
</office:document-meta>
</file>